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Users" style:family="table">
      <style:table-properties style:width="6.6903in" fo:margin-left="0in" table:align="left" fo:background-color="transparent">
        <style:background-image/>
      </style:table-properties>
    </style:style>
    <style:style style:name="Users.A" style:family="table-column">
      <style:table-column-properties style:column-width="0.6576in"/>
    </style:style>
    <style:style style:name="Users.B" style:family="table-column">
      <style:table-column-properties style:column-width="0.7778in"/>
    </style:style>
    <style:style style:name="Users.C" style:family="table-column">
      <style:table-column-properties style:column-width="1.1861in"/>
    </style:style>
    <style:style style:name="Users.D" style:family="table-column">
      <style:table-column-properties style:column-width="4.0688in"/>
    </style:style>
    <style:style style:name="Users.A1" style:family="table-cell">
      <style:table-cell-properties style:writing-mode="page"/>
    </style:style>
    <style:style style:name="Users.B1" style:family="table-cell">
      <style:table-cell-properties fo:padding="0in" fo:border="none" style:writing-mode="page"/>
    </style:style>
    <style:style style:name="Users.2" style:family="table-row">
      <style:table-row-properties style:min-row-height="0.8083in" fo:background-color="transparent">
        <style:background-image/>
      </style:table-row-properties>
    </style:style>
    <style:style style:name="Users.A2" style:family="table-cell">
      <style:table-cell-properties fo:background-color="#dddddd" style:writing-mode="page">
        <style:background-image/>
      </style:table-cell-properties>
    </style:style>
    <style:style style:name="Users.3" style:family="table-row">
      <style:table-row-properties fo:background-color="transparent">
        <style:background-image/>
      </style:table-row-properties>
    </style:style>
    <style:style style:name="Users.4" style:family="table-row">
      <style:table-row-properties fo:background-color="transparent">
        <style:background-image/>
      </style:table-row-properties>
    </style:style>
    <style:style style:name="Table1" style:family="table">
      <style:table-properties style:width="6.6903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0.6576in"/>
    </style:style>
    <style:style style:name="Table1.B" style:family="table-column">
      <style:table-column-properties style:column-width="0.7778in"/>
    </style:style>
    <style:style style:name="Table1.C" style:family="table-column">
      <style:table-column-properties style:column-width="1.1861in"/>
    </style:style>
    <style:style style:name="Table1.D" style:family="table-column">
      <style:table-column-properties style:column-width="4.0688in"/>
    </style:style>
    <style:style style:name="Table1.A1" style:family="table-cell">
      <style:table-cell-properties style:writing-mode="page"/>
    </style:style>
    <style:style style:name="Table1.B1" style:family="table-cell">
      <style:table-cell-properties fo:padding="0in" fo:border="none" style:writing-mode="page"/>
    </style:style>
    <style:style style:name="Table1.2" style:family="table-row">
      <style:table-row-properties style:min-row-height="0.8083in" fo:background-color="transparent">
        <style:background-image/>
      </style:table-row-properties>
    </style:style>
    <style:style style:name="Table1.A2" style:family="table-cell">
      <style:table-cell-properties fo:background-color="#dddddd" style:writing-mode="page">
        <style:background-image/>
      </style:table-cell-properties>
    </style:style>
    <style:style style:name="Table2" style:family="table">
      <style:table-properties style:width="6.6903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1.3125in"/>
    </style:style>
    <style:style style:name="Table2.D" style:family="table-column">
      <style:table-column-properties style:column-width="3.2528in"/>
    </style:style>
    <style:style style:name="Table2.A1" style:family="table-cell">
      <style:table-cell-properties style:writing-mode="page"/>
    </style:style>
    <style:style style:name="Table2.B1" style:family="table-cell">
      <style:table-cell-properties fo:padding="0in" fo:border="none" style:writing-mode="page"/>
    </style:style>
    <style:style style:name="Table2.2" style:family="table-row">
      <style:table-row-properties style:min-row-height="0.8083in" fo:background-color="transparent">
        <style:background-image/>
      </style:table-row-properties>
    </style:style>
    <style:style style:name="Table2.A2" style:family="table-cell">
      <style:table-cell-properties fo:background-color="#ffffff" fo:padding="0in" fo:border="none" style:writing-mode="page">
        <style:background-image/>
      </style:table-cell-properties>
    </style:style>
    <style:style style:name="P1" style:family="paragraph" style:parent-style-name="Heading_20_1">
      <style:text-properties officeooo:paragraph-rsid="001538c5"/>
    </style:style>
    <style:style style:name="P2" style:family="paragraph" style:parent-style-name="Heading_20_1">
      <style:text-properties officeooo:paragraph-rsid="001d1c54"/>
    </style:style>
    <style:style style:name="P3" style:family="paragraph" style:parent-style-name="Heading_20_2">
      <style:text-properties officeooo:paragraph-rsid="001538c5"/>
    </style:style>
    <style:style style:name="P4" style:family="paragraph" style:parent-style-name="Heading_20_2">
      <style:text-properties officeooo:paragraph-rsid="00181654"/>
    </style:style>
    <style:style style:name="P5" style:family="paragraph" style:parent-style-name="Heading_20_2">
      <style:text-properties officeooo:paragraph-rsid="001d1c54"/>
    </style:style>
    <style:style style:name="P6" style:family="paragraph" style:parent-style-name="Heading_20_2">
      <style:text-properties officeooo:paragraph-rsid="0028a3ba"/>
    </style:style>
    <style:style style:name="P7" style:family="paragraph" style:parent-style-name="Heading_20_2">
      <style:text-properties officeooo:paragraph-rsid="002b6193"/>
    </style:style>
    <style:style style:name="P8" style:family="paragraph" style:parent-style-name="Heading_20_3">
      <style:text-properties officeooo:paragraph-rsid="00173731"/>
    </style:style>
    <style:style style:name="P9" style:family="paragraph" style:parent-style-name="Heading_20_3">
      <style:text-properties officeooo:paragraph-rsid="00181654"/>
    </style:style>
    <style:style style:name="P10" style:family="paragraph" style:parent-style-name="Table_20_Contents">
      <style:text-properties officeooo:paragraph-rsid="001d1c54"/>
    </style:style>
    <style:style style:name="P11" style:family="paragraph" style:parent-style-name="Table_20_Contents">
      <style:text-properties officeooo:rsid="001d1c54" officeooo:paragraph-rsid="001d1c54"/>
    </style:style>
    <style:style style:name="P12" style:family="paragraph" style:parent-style-name="Table_20_Contents" style:list-style-name="L11">
      <style:text-properties officeooo:rsid="001d1c54" officeooo:paragraph-rsid="001d1c54"/>
    </style:style>
    <style:style style:name="P13" style:family="paragraph" style:parent-style-name="Table_20_Contents" style:list-style-name="L11">
      <style:text-properties officeooo:rsid="001d1c54" officeooo:paragraph-rsid="002241d3"/>
    </style:style>
    <style:style style:name="P14" style:family="paragraph" style:parent-style-name="Table_20_Contents" style:list-style-name="L11">
      <style:text-properties officeooo:rsid="001d1c54" officeooo:paragraph-rsid="0025fb06"/>
    </style:style>
    <style:style style:name="P15" style:family="paragraph" style:parent-style-name="Table_20_Contents" style:list-style-name="L12">
      <style:text-properties officeooo:rsid="001d1c54" officeooo:paragraph-rsid="001d1c54"/>
    </style:style>
    <style:style style:name="P16" style:family="paragraph" style:parent-style-name="Table_20_Contents">
      <style:text-properties officeooo:rsid="001d1c54" officeooo:paragraph-rsid="002023e3"/>
    </style:style>
    <style:style style:name="P17" style:family="paragraph" style:parent-style-name="Table_20_Contents">
      <style:text-properties officeooo:rsid="001d1c54" officeooo:paragraph-rsid="0025fb06"/>
    </style:style>
    <style:style style:name="P18" style:family="paragraph" style:parent-style-name="Table_20_Contents" style:list-style-name="L14">
      <style:text-properties officeooo:rsid="001d1c54" officeooo:paragraph-rsid="0028a3ba"/>
    </style:style>
    <style:style style:name="P19" style:family="paragraph" style:parent-style-name="Table_20_Contents">
      <style:text-properties officeooo:rsid="001d1c54" officeooo:paragraph-rsid="0028a3ba"/>
    </style:style>
    <style:style style:name="P20" style:family="paragraph" style:parent-style-name="Table_20_Contents" style:list-style-name="L15">
      <style:text-properties officeooo:rsid="001d1c54" officeooo:paragraph-rsid="0028a3ba"/>
    </style:style>
    <style:style style:name="P21" style:family="paragraph" style:parent-style-name="Table_20_Contents" style:list-style-name="L16">
      <style:text-properties officeooo:rsid="001d1c54" officeooo:paragraph-rsid="002baf0c"/>
    </style:style>
    <style:style style:name="P22" style:family="paragraph" style:parent-style-name="Table_20_Contents">
      <style:text-properties officeooo:rsid="001d1c54" officeooo:paragraph-rsid="002b6193"/>
    </style:style>
    <style:style style:name="P23" style:family="paragraph" style:parent-style-name="Table_20_Contents">
      <style:text-properties officeooo:rsid="001d1c54" officeooo:paragraph-rsid="002e5c41"/>
    </style:style>
    <style:style style:name="P24" style:family="paragraph" style:parent-style-name="Table_20_Contents">
      <style:text-properties fo:font-weight="bold" officeooo:rsid="001d1c54" officeooo:paragraph-rsid="001d1c54" style:font-weight-asian="bold" style:font-weight-complex="bold"/>
    </style:style>
    <style:style style:name="P25" style:family="paragraph" style:parent-style-name="Table_20_Contents">
      <style:text-properties fo:font-weight="bold" officeooo:rsid="001d1c54" officeooo:paragraph-rsid="0028a3ba" style:font-weight-asian="bold" style:font-weight-complex="bold"/>
    </style:style>
    <style:style style:name="P26" style:family="paragraph" style:parent-style-name="Table_20_Contents">
      <style:text-properties fo:font-weight="bold" officeooo:rsid="001d1c54" officeooo:paragraph-rsid="002b6193" style:font-weight-asian="bold" style:font-weight-complex="bold"/>
    </style:style>
    <style:style style:name="P27" style:family="paragraph" style:parent-style-name="Table_20_Contents">
      <style:text-properties fo:font-weight="bold" officeooo:rsid="002baf0c" officeooo:paragraph-rsid="002baf0c" style:font-weight-asian="bold" style:font-weight-complex="bold"/>
    </style:style>
    <style:style style:name="P28" style:family="paragraph" style:parent-style-name="Table_20_Contents">
      <style:text-properties officeooo:rsid="002023e3" officeooo:paragraph-rsid="002023e3"/>
    </style:style>
    <style:style style:name="P29" style:family="paragraph" style:parent-style-name="Table_20_Contents" style:list-style-name="L12">
      <style:text-properties officeooo:paragraph-rsid="001d1c54"/>
    </style:style>
    <style:style style:name="P30" style:family="paragraph" style:parent-style-name="Table_20_Contents">
      <style:text-properties officeooo:rsid="0020ac5b" officeooo:paragraph-rsid="0020ac5b"/>
    </style:style>
    <style:style style:name="P31" style:family="paragraph" style:parent-style-name="Table_20_Contents">
      <style:text-properties officeooo:rsid="0020e28b" officeooo:paragraph-rsid="0020e28b"/>
    </style:style>
    <style:style style:name="P32" style:family="paragraph" style:parent-style-name="Table_20_Contents">
      <style:text-properties officeooo:rsid="0020e28b" officeooo:paragraph-rsid="002241d3"/>
    </style:style>
    <style:style style:name="P33" style:family="paragraph" style:parent-style-name="Table_20_Contents">
      <style:text-properties officeooo:rsid="0020e28b" officeooo:paragraph-rsid="0028a3ba"/>
    </style:style>
    <style:style style:name="P34" style:family="paragraph" style:parent-style-name="Table_20_Contents">
      <style:text-properties officeooo:rsid="0020e28b" officeooo:paragraph-rsid="002b6193"/>
    </style:style>
    <style:style style:name="P35" style:family="paragraph" style:parent-style-name="Table_20_Contents">
      <style:text-properties officeooo:paragraph-rsid="002241d3"/>
    </style:style>
    <style:style style:name="P36" style:family="paragraph" style:parent-style-name="Table_20_Contents">
      <style:text-properties officeooo:rsid="0025fb06" officeooo:paragraph-rsid="0025fb06"/>
    </style:style>
    <style:style style:name="P37" style:family="paragraph" style:parent-style-name="Table_20_Contents">
      <style:text-properties officeooo:rsid="0025fb06" officeooo:paragraph-rsid="0028a3ba"/>
    </style:style>
    <style:style style:name="P38" style:family="paragraph" style:parent-style-name="Table_20_Contents" style:list-style-name="L13">
      <style:text-properties officeooo:paragraph-rsid="0025fb06"/>
    </style:style>
    <style:style style:name="P39" style:family="paragraph" style:parent-style-name="Table_20_Contents">
      <style:text-properties officeooo:paragraph-rsid="0025fb06"/>
    </style:style>
    <style:style style:name="P40" style:family="paragraph" style:parent-style-name="Table_20_Contents">
      <style:text-properties officeooo:rsid="0026b253" officeooo:paragraph-rsid="0026b253"/>
    </style:style>
    <style:style style:name="P41" style:family="paragraph" style:parent-style-name="Table_20_Contents" style:list-style-name="L11">
      <style:text-properties officeooo:rsid="0026b253" officeooo:paragraph-rsid="0026b253"/>
    </style:style>
    <style:style style:name="P42" style:family="paragraph" style:parent-style-name="Table_20_Contents">
      <style:text-properties officeooo:rsid="0026b253" officeooo:paragraph-rsid="0028a3ba"/>
    </style:style>
    <style:style style:name="P43" style:family="paragraph" style:parent-style-name="Table_20_Contents">
      <style:text-properties officeooo:rsid="0026b253" officeooo:paragraph-rsid="002baf0c"/>
    </style:style>
    <style:style style:name="P44" style:family="paragraph" style:parent-style-name="Table_20_Contents" style:list-style-name="L11">
      <style:text-properties officeooo:paragraph-rsid="002d321d"/>
    </style:style>
    <style:style style:name="P45" style:family="paragraph" style:parent-style-name="Table_20_Contents" style:list-style-name="L11">
      <style:text-properties officeooo:paragraph-rsid="002e5c41"/>
    </style:style>
    <style:style style:name="P46" style:family="paragraph" style:parent-style-name="Table_20_Contents">
      <style:text-properties officeooo:paragraph-rsid="0028a3ba"/>
    </style:style>
    <style:style style:name="P47" style:family="paragraph" style:parent-style-name="Table_20_Contents">
      <style:text-properties officeooo:rsid="0028a3ba" officeooo:paragraph-rsid="0028a3ba"/>
    </style:style>
    <style:style style:name="P48" style:family="paragraph" style:parent-style-name="Table_20_Contents">
      <style:text-properties officeooo:rsid="0028a3ba" officeooo:paragraph-rsid="002b6193"/>
    </style:style>
    <style:style style:name="P49" style:family="paragraph" style:parent-style-name="Table_20_Contents" style:list-style-name="L11">
      <style:text-properties officeooo:rsid="002a34ae" officeooo:paragraph-rsid="002a34ae"/>
    </style:style>
    <style:style style:name="P50" style:family="paragraph" style:parent-style-name="Table_20_Contents" style:list-style-name="L11">
      <style:text-properties officeooo:rsid="002a34ae" officeooo:paragraph-rsid="002b6193"/>
    </style:style>
    <style:style style:name="P51" style:family="paragraph" style:parent-style-name="Table_20_Contents" style:list-style-name="L11">
      <style:text-properties officeooo:rsid="002a34ae" officeooo:paragraph-rsid="002c74e6"/>
    </style:style>
    <style:style style:name="P52" style:family="paragraph" style:parent-style-name="Table_20_Contents" style:list-style-name="L11">
      <style:text-properties officeooo:rsid="002a34ae" officeooo:paragraph-rsid="002d321d"/>
    </style:style>
    <style:style style:name="P53" style:family="paragraph" style:parent-style-name="Table_20_Contents" style:list-style-name="L11">
      <style:text-properties officeooo:rsid="002a34ae" officeooo:paragraph-rsid="002e5c41"/>
    </style:style>
    <style:style style:name="P54" style:family="paragraph" style:parent-style-name="Table_20_Contents" style:list-style-name="L16">
      <style:text-properties officeooo:rsid="002a34ae" officeooo:paragraph-rsid="002d321d"/>
    </style:style>
    <style:style style:name="P55" style:family="paragraph" style:parent-style-name="Table_20_Contents">
      <style:text-properties officeooo:paragraph-rsid="002b6193"/>
    </style:style>
    <style:style style:name="P56" style:family="paragraph" style:parent-style-name="Table_20_Contents">
      <style:text-properties officeooo:rsid="002baf0c" officeooo:paragraph-rsid="002baf0c"/>
    </style:style>
    <style:style style:name="P57" style:family="paragraph" style:parent-style-name="Table_20_Contents">
      <style:text-properties officeooo:paragraph-rsid="002baf0c"/>
    </style:style>
    <style:style style:name="P58" style:family="paragraph" style:parent-style-name="Table_20_Contents" style:list-style-name="L16">
      <style:text-properties officeooo:paragraph-rsid="002baf0c"/>
    </style:style>
    <style:style style:name="P59" style:family="paragraph" style:parent-style-name="Table_20_Contents">
      <style:text-properties officeooo:rsid="002d321d" officeooo:paragraph-rsid="002d321d"/>
    </style:style>
    <style:style style:name="P60" style:family="paragraph" style:parent-style-name="Table_20_Contents">
      <style:text-properties officeooo:rsid="002d321d" officeooo:paragraph-rsid="002d321d" fo:background-color="#ffff00"/>
    </style:style>
    <style:style style:name="P61" style:family="paragraph" style:parent-style-name="Table_20_Contents">
      <style:text-properties officeooo:rsid="002d8751" officeooo:paragraph-rsid="002d8751"/>
    </style:style>
    <style:style style:name="P62" style:family="paragraph" style:parent-style-name="Table_20_Contents">
      <style:text-properties officeooo:paragraph-rsid="002e5c41"/>
    </style:style>
    <style:style style:name="P63" style:family="paragraph" style:parent-style-name="Table_20_Contents" style:list-style-name="L20">
      <style:text-properties officeooo:paragraph-rsid="002e5c41"/>
    </style:style>
    <style:style style:name="P64" style:family="paragraph" style:parent-style-name="Text_20_body" style:list-style-name="L1"/>
    <style:style style:name="P65" style:family="paragraph" style:parent-style-name="Text_20_body" style:list-style-name="L2"/>
    <style:style style:name="P66" style:family="paragraph" style:parent-style-name="Text_20_body">
      <style:text-properties officeooo:paragraph-rsid="001538c5"/>
    </style:style>
    <style:style style:name="P67" style:family="paragraph" style:parent-style-name="Text_20_body" style:list-style-name="L6"/>
    <style:style style:name="P68" style:family="paragraph" style:parent-style-name="Text_20_body" style:list-style-name="L7">
      <style:text-properties officeooo:paragraph-rsid="0019e560"/>
    </style:style>
    <style:style style:name="P69" style:family="paragraph" style:parent-style-name="Text_20_body" style:list-style-name="L8">
      <style:text-properties officeooo:paragraph-rsid="00173731"/>
    </style:style>
    <style:style style:name="P70" style:family="paragraph" style:parent-style-name="Text_20_body" style:list-style-name="L9">
      <style:text-properties officeooo:paragraph-rsid="00173731"/>
    </style:style>
    <style:style style:name="P71" style:family="paragraph" style:parent-style-name="Text_20_body" style:list-style-name="L10">
      <style:text-properties officeooo:paragraph-rsid="0018146e"/>
    </style:style>
    <style:style style:name="P72" style:family="paragraph" style:parent-style-name="Text_20_body">
      <style:text-properties officeooo:paragraph-rsid="00181654"/>
    </style:style>
    <style:style style:name="P73" style:family="paragraph" style:parent-style-name="Text_20_body">
      <style:text-properties officeooo:rsid="00181654" officeooo:paragraph-rsid="00181654"/>
    </style:style>
    <style:style style:name="P74" style:family="paragraph" style:parent-style-name="Text_20_body" style:list-style-name="L7">
      <style:text-properties officeooo:rsid="0019e560" officeooo:paragraph-rsid="0019e560"/>
    </style:style>
    <style:style style:name="P75" style:family="paragraph" style:parent-style-name="Text_20_body">
      <style:text-properties officeooo:rsid="0019e560" officeooo:paragraph-rsid="0019e560"/>
    </style:style>
    <style:style style:name="P76" style:family="paragraph" style:parent-style-name="Text_20_body">
      <style:text-properties officeooo:rsid="0019e560" officeooo:paragraph-rsid="002b6193"/>
    </style:style>
    <style:style style:name="P77" style:family="paragraph" style:parent-style-name="Text_20_body">
      <style:text-properties officeooo:paragraph-rsid="0019e560"/>
    </style:style>
    <style:style style:name="P78" style:family="paragraph" style:parent-style-name="Text_20_body">
      <style:text-properties officeooo:paragraph-rsid="001d1c54"/>
    </style:style>
    <style:style style:name="P79" style:family="paragraph" style:parent-style-name="Text_20_body">
      <style:text-properties officeooo:rsid="001d1c54" officeooo:paragraph-rsid="001d1c54"/>
    </style:style>
    <style:style style:name="P80" style:family="paragraph" style:parent-style-name="Text_20_body">
      <style:text-properties officeooo:rsid="0020e28b" officeooo:paragraph-rsid="0020e28b"/>
    </style:style>
    <style:style style:name="P81" style:family="paragraph" style:parent-style-name="Text_20_body">
      <style:text-properties officeooo:paragraph-rsid="0026b253"/>
    </style:style>
    <style:style style:name="P82" style:family="paragraph" style:parent-style-name="Text_20_body">
      <style:text-properties officeooo:paragraph-rsid="0028a3ba"/>
    </style:style>
    <style:style style:name="P83" style:family="paragraph" style:parent-style-name="Text_20_body">
      <style:text-properties officeooo:rsid="0028a3ba" officeooo:paragraph-rsid="0028a3ba" fo:background-color="#ffff00"/>
    </style:style>
    <style:style style:name="P84" style:family="paragraph" style:parent-style-name="Text_20_body">
      <style:text-properties officeooo:paragraph-rsid="002b6193"/>
    </style:style>
    <style:style style:name="P85" style:family="paragraph">
      <style:paragraph-properties fo:text-align="center"/>
      <style:text-properties fo:font-size="12pt"/>
    </style:style>
    <style:style style:name="P86" style:family="paragraph">
      <style:paragraph-properties fo:text-align="center"/>
    </style:style>
    <style:style style:name="P87" style:family="paragraph">
      <style:paragraph-properties fo:text-align="center" style:writing-mode="lr-tb"/>
      <style:text-properties fo:font-size="12pt"/>
    </style:style>
    <style:style style:name="P88" style:family="paragraph">
      <loext:graphic-properties draw:fill="solid" draw:fill-color="#ff6666"/>
      <style:paragraph-properties fo:text-align="center" style:writing-mode="lr-tb"/>
      <style:text-properties fo:font-size="12pt"/>
    </style:style>
    <style:style style:name="P89" style:family="paragraph">
      <style:paragraph-properties fo:text-align="center" style:writing-mode="lr-tb"/>
    </style:style>
    <style:style style:name="P90" style:family="paragraph">
      <loext:graphic-properties draw:fill="solid" draw:fill-color="#eeeeee" draw:opacity="0%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none" draw:fill-color="#729fcf" draw:opacity="0%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c4a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38c5" style:font-style-asian="italic" style:font-style-complex="italic"/>
    </style:style>
    <style:style style:name="T4" style:family="text">
      <style:text-properties fo:font-style="italic" officeooo:rsid="00181654" style:font-style-asian="italic" style:font-style-complex="italic"/>
    </style:style>
    <style:style style:name="T5" style:family="text">
      <style:text-properties fo:font-style="italic" officeooo:rsid="0019e560" style:font-style-asian="italic" style:font-style-complex="italic"/>
    </style:style>
    <style:style style:name="T6" style:family="text">
      <style:text-properties fo:font-style="italic" officeooo:rsid="001d1c54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officeooo:rsid="001538c5" style:font-style-asian="italic" style:font-style-complex="italic"/>
    </style:style>
    <style:style style:name="T9" style:family="text">
      <style:text-properties style:font-name="Liberation Sans1" fo:font-size="16.1000003814697pt" fo:font-weight="bold" officeooo:rsid="001538c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1" fo:font-size="16.1000003814697pt" fo:font-weight="bold" officeooo:rsid="0018165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" style:family="text">
      <style:text-properties style:font-name="Liberation Sans1" fo:font-size="16.1000003814697pt" fo:font-weight="bold" officeooo:rsid="0019e56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" style:family="text">
      <style:text-properties style:font-name="Liberation Sans1" fo:font-size="14pt" fo:font-weight="bold" officeooo:rsid="001d1c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3" style:family="text">
      <style:text-properties style:font-name="Liberation Sans1" fo:font-size="12pt" fo:font-weight="bold" officeooo:rsid="0028a3b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" style:family="text">
      <style:text-properties style:font-name="Liberation Sans1" fo:font-size="12pt" fo:font-weight="bold" officeooo:rsid="002b619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5" style:family="text">
      <style:text-properties officeooo:rsid="00173731"/>
    </style:style>
    <style:style style:name="T16" style:family="text">
      <style:text-properties officeooo:rsid="0018146e"/>
    </style:style>
    <style:style style:name="T17" style:family="text">
      <style:text-properties officeooo:rsid="00181654"/>
    </style:style>
    <style:style style:name="T18" style:family="text">
      <style:text-properties officeooo:rsid="0019e560"/>
    </style:style>
    <style:style style:name="T19" style:family="text">
      <style:text-properties officeooo:rsid="001b9b6f"/>
    </style:style>
    <style:style style:name="T20" style:family="text">
      <style:text-properties officeooo:rsid="001d1c54"/>
    </style:style>
    <style:style style:name="T21" style:family="text">
      <style:text-properties officeooo:rsid="001e66e4"/>
    </style:style>
    <style:style style:name="T22" style:family="text">
      <style:text-properties officeooo:rsid="002023e3"/>
    </style:style>
    <style:style style:name="T23" style:family="text">
      <style:text-properties officeooo:rsid="0020ac5b"/>
    </style:style>
    <style:style style:name="T24" style:family="text">
      <style:text-properties officeooo:rsid="0020e28b"/>
    </style:style>
    <style:style style:name="T25" style:family="text">
      <style:text-properties officeooo:rsid="002241d3"/>
    </style:style>
    <style:style style:name="T26" style:family="text">
      <style:text-properties officeooo:rsid="0024292e"/>
    </style:style>
    <style:style style:name="T27" style:family="text">
      <style:text-properties officeooo:rsid="0025fb06"/>
    </style:style>
    <style:style style:name="T28" style:family="text">
      <style:text-properties officeooo:rsid="0026b253"/>
    </style:style>
    <style:style style:name="T29" style:family="text">
      <style:text-properties officeooo:rsid="0028a3ba"/>
    </style:style>
    <style:style style:name="T30" style:family="text">
      <style:text-properties officeooo:rsid="002a34ae"/>
    </style:style>
    <style:style style:name="T31" style:family="text">
      <style:text-properties officeooo:rsid="002baf0c"/>
    </style:style>
    <style:style style:name="T32" style:family="text">
      <style:text-properties officeooo:rsid="002c74e6"/>
    </style:style>
    <style:style style:name="T33" style:family="text">
      <style:text-properties officeooo:rsid="002d321d"/>
    </style:style>
    <style:style style:name="T34" style:family="text">
      <style:text-properties officeooo:rsid="002e5c41"/>
    </style:style>
    <style:style style:name="T35" style:family="text">
      <style:text-properties officeooo:rsid="0030a7c3"/>
    </style:style>
    <style:style style:name="T36" style:family="text">
      <style:text-properties fo:font-size="12pt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start="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6666" draw:textarea-horizontal-align="justify" draw:textarea-vertical-align="middle" draw:auto-grow-height="false" fo:min-height="1.1146in" fo:min-width="1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1146in" fo:min-width="1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11in" svg:stroke-color="#000000" draw:marker-start="" draw:marker-start-width="0.0783in" draw:marker-start-center="false" draw:marker-end="" draw:marker-end-width="0.0783in" draw:marker-end-center="false" draw:fill="solid" draw:fill-color="#eeeeee" draw:opacity="0%" draw:textarea-horizontal-align="justify" draw:textarea-vertical-align="middle" draw:auto-grow-height="false" fo:min-height="0.2957in" fo:min-width="0.19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729fcf" draw:opacity="0%" draw:textarea-horizontal-align="justify" draw:textarea-vertical-align="middle" draw:auto-grow-height="false" fo:min-height="0in" fo:min-width="0in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729fcf" draw:opacity="0%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Projet </text:span>A.F.J.D. : <text:span text:style-name="T1">spécifications des « API REST »</text:span></text:p>
      <text:p text:style-name="Standard"/>
      <text:h text:style-name="P1" text:outline-level="1">Contexte</text:h>
      <text:h text:style-name="Heading_20_2" text:outline-level="2">But:</text:h>
      <text:p text:style-name="Standard"><text:s/>Ce document présente <text:span text:style-name="T1">les différents services disponibles via l’interface API REST.</text:span></text:p>
      <text:p text:style-name="Standard"/>
      <text:h text:style-name="Heading_20_2" text:outline-level="2">Vue d’ensemble simplifiée</text:h>
      <text:p text:style-name="Text_20_body"/>
      <text:p text:style-name="Text_20_body"/>
      <text:p text:style-name="Text_20_body"><draw:frame draw:style-name="fr1" draw:name="Frame1" text:anchor-type="paragraph" svg:x="0.55in" svg:y="-0.089in" svg:width="0.9165in" draw:z-index="0"><draw:text-box fo:min-height="2.0807in"><text:p text:style-name="Drawing"><draw:g text:anchor-type="paragraph" draw:z-index="1" draw:name="user-identity" draw:style-name="gr4"><draw:custom-shape draw:style-name="gr5" draw:text-style-name="P90" svg:width="0.3941in" svg:height="0.3941in" svg:x="0.2661in" svg:y="0.1354in"><text:p/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91" svg:width="0.0988in" svg:height="0.0988in" svg:x="0.4134in" svg:y="0.233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ellipse draw:style-name="gr7" draw:text-style-name="P91" svg:width="0.1969in" svg:height="0.1724in" svg:x="0.3646in" svg:y="0.3457in" draw:kind="arc" draw:start-angle="1.12" draw:end-angle="179.38"><text:p/></draw:ellipse></draw:g>Utilisateur</text:p></draw:text-box></draw:frame><draw:line text:anchor-type="paragraph" draw:z-index="4" draw:style-name="gr1" draw:text-style-name="P86" svg:x1="1.4346in" svg:y1="0.1583in" svg:x2="2.2992in" svg:y2="0.4917in"><text:p/></draw:line></text:p>
      <text:p text:style-name="Text_20_body"><draw:line text:anchor-type="paragraph" draw:z-index="7" draw:style-name="gr1" draw:text-style-name="P85" svg:x1="2.2992in" svg:y1="1.0752in" svg:x2="1.4138in" svg:y2="1.1945in"><text:p/></draw:line><draw:line text:anchor-type="paragraph" draw:z-index="6" draw:style-name="gr1" draw:text-style-name="P85" svg:x1="4.6953in" svg:y1="0.8043in" svg:x2="3.8098in" svg:y2="0.9236in"><text:p/></draw:line><draw:line text:anchor-type="paragraph" draw:z-index="5" draw:style-name="gr1" draw:text-style-name="P85" svg:x1="3.8098in" svg:y1="0.2728in" svg:x2="4.6744in" svg:y2="0.6063in"><text:p/></draw:line><draw:custom-shape text:anchor-type="paragraph" draw:z-index="2" draw:name="Shape1" draw:style-name="gr3" draw:text-style-name="P89" svg:width="1.5106in" svg:height="1.526in" svg:x="2.2992in" svg:y="-0.0917in"><text:p text:style-name="P89">Front End</text:p><draw:enhanced-geometry svg:viewBox="0 0 21600 21600" draw:type="rectangle" draw:enhanced-path="M 0 0 L 21600 0 21600 21600 0 21600 0 0 Z N"/></draw:custom-shape><draw:custom-shape text:anchor-type="paragraph" draw:z-index="3" draw:name="Shape1_0" draw:style-name="gr2" draw:text-style-name="P88" svg:width="1.5106in" svg:height="1.115in" svg:x="4.6953in" svg:y="0.1791in"><text:p text:style-name="P87"><text:span text:style-name="T36">Back End</text:span></text:p><draw:enhanced-geometry svg:viewBox="0 0 21600 21600" draw:type="rectangle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Différence très importante : </text:p>
      <text:list xml:id="list2164878508" text:style-name="L1">
        <text:list-item>
          <text:p text:style-name="P64">Un composant « Front-End » est susceptible d'être altéré à des fins malicieuses</text:p>
        </text:list-item>
        <text:list-item>
          <text:p text:style-name="P64">Un composant « Back-End » est hébergé sur un serveur contrôlé par l’association, il ne peut donc pas être altéré à des fins malicieuses. </text:p>
        </text:list-item>
      </text:list>
      <text:p text:style-name="Text_20_body">Il faut donc toujours garder cet aspect à l'esprit lors de la conception des composants.</text:p>
      <text:h text:style-name="Heading_20_2" text:outline-level="2"><text:bookmark-start text:name="__DdeLink__52_790069481"/>Composants « Front End »<text:bookmark-end text:name="__DdeLink__52_790069481"/></text:h>
      <text:p text:style-name="Text_20_body">Ce sont en réalité des <text:span text:style-name="T1">Interfaces Homme Machine.</text:span> <text:span text:style-name="T1">Ils sont directement au contact de l’utilisateur. Ces composants ne sont pas détaillés dans ce document</text:span></text:p>
      <text:h text:style-name="Heading_20_2" text:outline-level="2">Composants « Back End »</text:h>
      <text:p text:style-name="Text_20_body">Ce sont, sauf exception des serveurs REST. <text:span text:style-name="T1">I</text:span>ls s’appuient sur une base de données sqlite3. Les tables sont de deux sortes :</text:p>
      <text:list xml:id="list3400364191" text:style-name="L2">
        <text:list-item>
          <text:p text:style-name="P65">tables « objets » pour lesquelles une rangée correspond à un objet (exemple : un compte utilisateur). Chaque objet possède un identifiant numérique unique.</text:p>
        </text:list-item>
        <text:list-item>
          <text:p text:style-name="P65"><text:soft-page-break/>tables « relations » qui servent à relier des objets entre eux (exemple : l'appartenance à une partie). Pour ce faire, l’identifiant des objets est utilisé.</text:p>
        </text:list-item>
      </text:list>
      <text:h text:style-name="Heading_20_1" text:outline-level="1"><text:bookmark-start text:name="__DdeLink__205_3448217467"/><text:span text:style-name="T20">Présentation des </text:span>APIs<text:bookmark-start text:name="__DdeLink__58_790069481"/><text:bookmark-start text:name="__DdeLink__54_790069481"/><text:bookmark-end text:name="__DdeLink__54_790069481"/></text:h>
      <text:h text:style-name="Heading_20_2" text:outline-level="2"><text:bookmark-end text:name="__DdeLink__58_790069481"/>« <text:span text:style-name="T18">USER</text:span><text:span text:style-name="T19">S</text:span><text:span text:style-name="T18"> » </text:span>Le module identification/authentification (non REST)</text:h>
      <text:p text:style-name="P75"><text:bookmark-end text:name="__DdeLink__205_3448217467"/>Gestion des comptes utilisateurs (numéro, pseudo, mot de passe)</text:p>
      <text:p text:style-name="P75">Important : le mot de passe n’est pas conservé en clair dans la base de données.</text:p>
      <text:p text:style-name="P72"><text:span text:style-name="T15">Ce module est une brique fondamentale de cette architecture </text:span><text:span text:style-name="T18">pour éviter les usurpations d’identité</text:span><text:span text:style-name="T15">.</text:span></text:p>
      <text:h text:style-name="P8" text:outline-level="3"><text:bookmark-start text:name="__DdeLink__187_3448217467"/><text:span text:style-name="T15">Rôle</text:span><text:bookmark-start text:name="__DdeLink__191_3448217467"/><text:bookmark-end text:name="__DdeLink__187_3448217467"/><text:bookmark-end text:name="__DdeLink__191_3448217467"/></text:h>
      <text:list xml:id="list3877300307" text:style-name="L6">
        <text:list-item>
          <text:p text:style-name="P67">Il sait créer et conserver un couple pseudo/mot de passe (le mot de passe n'est pas conservé en clair)</text:p>
        </text:list-item>
        <text:list-item>
          <text:p text:style-name="P67">Il sait fournir un jeton lorsqu’un composant lui présente un pseudo/mot de passe qu’il reconnaît</text:p>
        </text:list-item>
        <text:list-item>
          <text:p text:style-name="P67"><text:bookmark-start text:name="__DdeLink__197_3448217467"/>Il sait authentifier un jeton qui lui est présenté.<text:bookmark-end text:name="__DdeLink__197_3448217467"/></text:p>
        </text:list-item>
        <text:list-item>
          <text:p text:style-name="P67">Il logue soigneusement dans un fichier les événements qui se produisent.</text:p>
        </text:list-item>
      </text:list>
      <text:p text:style-name="Text_20_body"><text:bookmark-start text:name="__DdeLink__56_790069481"/><text:span text:style-name="T7">Implémentation </text:span><text:span text:style-name="T2">: </text:span><text:span text:style-name="T3">S’appuie sur</text:span><text:span text:style-name="T2"> flask-jwt-extended . </text:span><text:bookmark-end text:name="__DdeLink__56_790069481"/></text:p>
      <text:h text:style-name="P3" text:outline-level="2">« <text:span text:style-name="T18">EMAILS » </text:span>Le gestionnaire <text:span text:style-name="T9">d’emails</text:span></text:h>
      <text:p text:style-name="P75">Gestion des codes de confirmlation des adresse mail.</text:p>
      <text:p text:style-name="Text_20_body">Ce module est <text:span text:style-name="T17">anecdotique</text:span></text:p>
      <text:h text:style-name="Heading_20_3" text:outline-level="3">Rôle</text:h>
      <text:list xml:id="list3288636001" text:style-name="L7">
        <text:list-item>
          <text:p text:style-name="P74">Il sait enregistrer un <text:bookmark-start text:name="__DdeLink__199_3448217467"/>couple adresse émail et code de quatre chiffre<text:bookmark-end text:name="__DdeLink__199_3448217467"/></text:p>
        </text:list-item>
        <text:list-item>
          <text:p text:style-name="P68"><text:span text:style-name="T18">Il</text:span> sait authentifier un <text:span text:style-name="T18">couple adresse émail et code de quatre chiffres</text:span> qui lui est présenté.</text:p>
        </text:list-item>
      </text:list>
      <text:p text:style-name="Text_20_body"><text:bookmark-start text:name="__DdeLink__183_3448217467"/><text:span text:style-name="T7">Implémentation </text:span><text:span text:style-name="T2">: </text:span><text:span text:style-name="T3">s’appuie sur flask-restful</text:span><text:bookmark-end text:name="__DdeLink__183_3448217467"/><text:span text:style-name="T3"> </text:span><text:span text:style-name="T4">et flask-mail</text:span></text:p>
      <text:h text:style-name="P3" text:outline-level="2"><text:span text:style-name="T2">« </text:span><text:span text:style-name="T5">PLAYERS » : </text:span><text:bookmark-start text:name="__DdeLink__181_3448217467"/>Le gestionnaire de comptes <text:span text:style-name="T11">des joueurs</text:span></text:h>
      <text:p text:style-name="P75">Gestion des joueurs avec toutes les informations à leur sujet, notamment leur fuseau horaire, leur localisation et leur adresse emal</text:p>
      <text:p text:style-name="P73">Ce module est important</text:p>
      <text:h text:style-name="Heading_20_3" text:outline-level="3">Rôle</text:h>
      <text:list xml:id="list3949810126" text:style-name="L8">
        <text:list-item>
          <text:p text:style-name="P69">Il sait créer un compte utilisateur. Il vérifie l'adresse de l’utilisateur par le biais d'un code de 4 chiffres que l’utilisateur doit saisir pour prouver qu’il a bien reçu le mail.</text:p>
        </text:list-item>
      </text:list>
      <text:p text:style-name="P66"><text:bookmark-end text:name="__DdeLink__181_3448217467"/><text:span text:style-name="T7">Implémentation </text:span><text:span text:style-name="T2">: </text:span><text:span text:style-name="T3">s’appuie </text:span><text:bookmark-start text:name="__DdeLink__189_3448217467"/><text:span text:style-name="T3">sur flask-restful</text:span><text:bookmark-start text:name="__DdeLink__185_3448217467"/><text:bookmark-end text:name="__DdeLink__189_3448217467"/></text:p>
      <text:h text:style-name="P4" text:outline-level="2"><text:soft-page-break/>« <text:span text:style-name="T18">SOLVER » : </text:span>Le <text:span text:style-name="T10">solveur </text:span><text:span text:style-name="T11">Diplomatie</text:span></text:h>
      <text:p text:style-name="P73"><text:bookmark-start text:name="__DdeLink__195_3448217467"/>Ce composant est le plus difficile à réaliser dans l’absolu.<text:bookmark-end text:name="__DdeLink__195_3448217467"/> <text:span text:style-name="T18">C’est ce que l’on appelle habituellement le « moteur de résolution ». Il sait gérer toutes les variantes du jeu Diplomatie qui ne s’écartent pas trop du modèle original. </text:span></text:p>
      <text:h text:style-name="P9" text:outline-level="3">Rôle</text:h>
      <text:list xml:id="list2895721193" text:style-name="L9">
        <text:list-item>
          <text:p text:style-name="P70"><text:span text:style-name="T15">Il </text:span><text:span text:style-name="T16">sait </text:span><text:span text:style-name="T15"><text:s/>réalise</text:span><text:span text:style-name="T16">r</text:span><text:span text:style-name="T15"> une résolution au sens du jeu Diplomatie</text:span></text:p>
        </text:list-item>
      </text:list>
      <text:p text:style-name="P72"><text:span text:style-name="T7">Implémentation </text:span><text:span text:style-name="T2">: </text:span><text:bookmark-start text:name="__DdeLink__201_3448217467"/><text:span text:style-name="T3">s’appuie sur sur flask-restful </text:span><text:bookmark-end text:name="__DdeLink__201_3448217467"/><text:span text:style-name="T4">et </text:span><text:span text:style-name="T3">un solveur réalisé il y a une vingtaine d‘années en langage C</text:span><text:bookmark-end text:name="__DdeLink__185_3448217467"/></text:p>
      <text:h text:style-name="Heading_20_2" text:outline-level="2">« <text:span text:style-name="T19">GAMES » : </text:span><text:bookmark-start text:name="__DdeLink__193_3448217467"/>Le gestionnaire de parties</text:h>
      <text:p text:style-name="P73"><text:bookmark-end text:name="__DdeLink__193_3448217467"/>Ce composant est le celui qui offre le plus de services et qui <text:span text:style-name="T18">sera</text:span> le plus utilisé directement pour <text:span text:style-name="T18">réaliser </text:span>la partie de diplomatie</text:p>
      <text:h text:style-name="Heading_20_3" text:outline-level="3">Rôle</text:h>
      <text:list xml:id="list3614612212" text:style-name="L10">
        <text:list-item>
          <text:p text:style-name="P71">Il sait créer une partie, </text:p>
        </text:list-item>
        <text:list-item>
          <text:p text:style-name="P71"><text:span text:style-name="T16">I</text:span>l sait la faire avancer.</text:p>
        </text:list-item>
      </text:list>
      <text:p text:style-name="P77"><text:span text:style-name="T8">Implémentation </text:span><text:span text:style-name="T3">: s’appuie </text:span><text:span text:style-name="T6">sur</text:span><text:span text:style-name="T3"> flask-restful </text:span></text:p>
      <text:p text:style-name="P77"><text:span text:style-name="T3"/></text:p>
      <text:h text:style-name="P2" text:outline-level="1"><text:span text:style-name="T12">Interface</text:span><text:span text:style-name="T20"> </text:span>APIs</text:h>
      <text:p text:style-name="P79"><text:bookmark text:name="__DdeLink__54_7900694811"/>Les interfaces grisées ne sont pas destinées à être utilisées directement (depuis le module « Front End »). Elles sont mentionnées à titre d’information.</text:p>
      <text:p text:style-name="P80">La mention protection par jeton signifie qu’il faut présenter un jeton d’authentification pour que la requête soit acceptée</text:p>
      <text:p text:style-name="P83">TODO : préciser la manière d’appeler<text:bookmark-start text:name="__DdeLink__58_7900694811"/></text:p>
      <text:h text:style-name="P5" text:outline-level="2"><text:bookmark-start text:name="__DdeLink__233_3448217467"/><text:bookmark-end text:name="__DdeLink__58_7900694811"/>« <text:span text:style-name="T18">USER</text:span><text:span text:style-name="T19">S</text:span><text:span text:style-name="T18"> » </text:span><text:span text:style-name="T20">(pas REST)</text:span></text:h>
      <text:p text:style-name="P81"><text:span text:style-name="T28">Pour des raisons de sécurité, la réponse à « login » reste vague et ne précise pas le défaut (utilisateur inexistant ou mauvais mot de passe)</text:span></text:p>
      <text:p text:style-name="P83"><text:bookmark-start text:name="__DdeLink__243_3448217467"/>TODO : vu que c’est pas REST préciser la manière d’appeler<text:bookmark-end text:name="__DdeLink__243_3448217467"/></text:p>
      <table:table table:name="Users" table:style-name="Users">
        <table:table-column table:style-name="Users.A"/>
        <table:table-column table:style-name="Users.B"/>
        <table:table-column table:style-name="Users.C"/>
        <table:table-column table:style-name="Users.D"/>
        <table:table-row>
          <table:table-cell table:style-name="Users.A1" office:value-type="string">
            <text:p text:style-name="P24">Nom</text:p>
          </table:table-cell>
          <table:table-cell table:style-name="Users.B1" office:value-type="string">
            <text:p text:style-name="P24">Méthode</text:p>
          </table:table-cell>
          <table:table-cell table:style-name="Users.A1" office:value-type="string">
            <text:p text:style-name="P24">Paramètres / <text:span text:style-name="T24">Protection par jeton</text:span></text:p>
          </table:table-cell>
          <table:table-cell table:style-name="Users.A1" office:value-type="string">
            <text:p text:style-name="P24">Explications</text:p>
          </table:table-cell>
        </table:table-row>
        <table:table-row table:style-name="Users.2">
          <table:table-cell table:style-name="Users.A2" office:value-type="string">
            <text:p text:style-name="P10">add</text:p>
          </table:table-cell>
          <table:table-cell table:style-name="Users.B1" office:value-type="string">
            <text:p text:style-name="P11"><text:bookmark-start text:name="__DdeLink__209_3448217467"/>POST<text:bookmark-end text:name="__DdeLink__209_3448217467"/></text:p>
          </table:table-cell>
          <table:table-cell table:style-name="Users.A1" office:value-type="string">
            <text:p text:style-name="Table_20_Contents">user_name</text:p>
            <text:p text:style-name="Table_20_Contents">password</text:p>
            <text:p text:style-name="Table_20_Contents"/>
            <text:p text:style-name="P31">Non</text:p>
          </table:table-cell>
          <table:table-cell table:style-name="Users.A1" office:value-type="string">
            <text:p text:style-name="P11"><text:span text:style-name="T21">Insère</text:span> <text:span text:style-name="T22">u</text:span>n compte utilisateur dans la base.</text:p>
            <text:p text:style-name="P11">Cas d’erreur :</text:p>
            <text:list xml:id="list3297037856" text:style-name="L11">
              <text:list-item>
                <text:p text:style-name="P12">Missing JSON in reques<text:span text:style-name="T21">t,</text:span> 400</text:p>
              </text:list-item>
              <text:list-item>
                <text:p text:style-name="P12">Missing user_name parameter 400</text:p>
              </text:list-item>
              <text:list-item>
                <text:p text:style-name="P12"><text:bookmark-start text:name="__DdeLink__217_3448217467"/>Missing password parameter 400<text:bookmark-end text:name="__DdeLink__217_3448217467"/></text:p>
              </text:list-item>
              <text:list-item>
                <text:p text:style-name="P12"><text:bookmark-start text:name="__DdeLink__211_3448217467"/>User already exists 400<text:bookmark-end text:name="__DdeLink__211_3448217467"/></text:p>
              </text:list-item>
            </text:list>
            <text:p text:style-name="P11">Succès :</text:p>
            <text:list xml:id="list1745819253" text:style-name="L12">
              <text:list-item>
                <text:p text:style-name="P15"><text:soft-page-break/>User was added, 201</text:p>
              </text:list-item>
            </text:list>
          </table:table-cell>
        </table:table-row>
        <table:table-row table:style-name="Users.4">
          <table:table-cell table:style-name="Users.A2" office:value-type="string">
            <text:p text:style-name="P28">remove</text:p>
          </table:table-cell>
          <table:table-cell table:style-name="Users.B1" office:value-type="string">
            <text:p text:style-name="P16">POST</text:p>
          </table:table-cell>
          <table:table-cell table:style-name="Users.A1" office:value-type="string">
            <text:p text:style-name="Table_20_Contents"><text:bookmark-start text:name="__DdeLink__213_3448217467"/>user_name</text:p>
            <text:p text:style-name="Table_20_Contents"/>
            <text:p text:style-name="P31">Oui<text:bookmark-end text:name="__DdeLink__213_3448217467"/></text:p>
          </table:table-cell>
          <table:table-cell table:style-name="Users.A1" office:value-type="string">
            <text:p text:style-name="P10"><text:span text:style-name="T22">Supprime</text:span><text:span text:style-name="T20"> </text:span><text:span text:style-name="T22">u</text:span><text:span text:style-name="T20">n compte utilisateur dans la base.</text:span></text:p>
            <text:p text:style-name="P11">Cas d’erreur :</text:p>
            <text:list xml:id="list124626435966802" text:continue-list="list3297037856" text:style-name="L11">
              <text:list-item>
                <text:p text:style-name="P12">Missing JSON in reques<text:span text:style-name="T21">t,</text:span> 400</text:p>
              </text:list-item>
              <text:list-item>
                <text:p text:style-name="P12">Missing user_name parameter 400</text:p>
              </text:list-item>
              <text:list-item>
                <text:p text:style-name="P12"><text:bookmark-start text:name="__DdeLink__219_3448217467"/>User does not exist, 404<text:bookmark-end text:name="__DdeLink__219_3448217467"/></text:p>
              </text:list-item>
              <text:list-item>
                <text:p text:style-name="P12"><text:bookmark-start text:name="__DdeLink__215_3448217467"/>This is not you ! Good try !, 400<text:bookmark-end text:name="__DdeLink__215_3448217467"/></text:p>
              </text:list-item>
            </text:list>
            <text:p text:style-name="P11">Succès :</text:p>
            <text:list xml:id="list124625780987958" text:continue-list="list1745819253" text:style-name="L12">
              <text:list-item>
                <text:p text:style-name="P29"><text:span text:style-name="T20">User was </text:span><text:span text:style-name="T22">removed</text:span><text:span text:style-name="T20">, 20</text:span><text:span text:style-name="T22">0</text:span></text:p>
              </text:list-item>
            </text:list>
          </table:table-cell>
        </table:table-row>
        <table:table-row table:style-name="Users.4">
          <table:table-cell table:style-name="Users.A2" office:value-type="string">
            <text:p text:style-name="P30">change</text:p>
          </table:table-cell>
          <table:table-cell table:style-name="Users.B1" office:value-type="string">
            <text:p text:style-name="P30">POST</text:p>
          </table:table-cell>
          <table:table-cell table:style-name="Users.A1" office:value-type="string">
            <text:p text:style-name="P35"><text:bookmark-start text:name="__DdeLink__223_3448217467"/>user_name</text:p>
            <text:p text:style-name="P35">password<text:bookmark-end text:name="__DdeLink__223_3448217467"/></text:p>
            <text:p text:style-name="P35"/>
            <text:p text:style-name="P32">Oui</text:p>
          </table:table-cell>
          <table:table-cell table:style-name="Users.A1" office:value-type="string">
            <text:p text:style-name="P10"><text:bookmark-start text:name="__DdeLink__221_3448217467"/><text:span text:style-name="T23">Modifie</text:span><text:span text:style-name="T20"> </text:span><text:span text:style-name="T22">u</text:span><text:span text:style-name="T20">n compte utilisateur dans la base </text:span><text:span text:style-name="T25">(le mot de passe)</text:span></text:p>
            <text:p text:style-name="P11">Cas d’erreur :</text:p>
            <text:list xml:id="list124626104077177" text:continue-list="list124626435966802" text:style-name="L11">
              <text:list-item>
                <text:p text:style-name="P12">Missing JSON in reques<text:span text:style-name="T21">t,</text:span> 400</text:p>
              </text:list-item>
              <text:list-item>
                <text:p text:style-name="P12">Missing user_name parameter 400</text:p>
              </text:list-item>
              <text:list-item>
                <text:p text:style-name="P14">Missing password parameter 400</text:p>
              </text:list-item>
              <text:list-item>
                <text:p text:style-name="P14">User does not exist, 404</text:p>
              </text:list-item>
              <text:list-item>
                <text:p text:style-name="P13">This is not you ! Good try !, 400</text:p>
              </text:list-item>
            </text:list>
            <text:p text:style-name="P11">Succès :</text:p>
            <text:list xml:id="list124627624920671" text:continue-list="list124625780987958" text:style-name="L12">
              <text:list-item>
                <text:p text:style-name="P29"><text:span text:style-name="T20">User was </text:span><text:span text:style-name="T26">changed</text:span><text:span text:style-name="T20">, 20</text:span><text:span text:style-name="T26">1</text:span><text:bookmark-end text:name="__DdeLink__221_3448217467"/></text:p>
              </text:list-item>
            </text:list>
          </table:table-cell>
        </table:table-row>
        <table:table-row>
          <table:table-cell table:style-name="Users.A1" office:value-type="string">
            <text:p text:style-name="P36">login</text:p>
          </table:table-cell>
          <table:table-cell table:style-name="Users.B1" office:value-type="string">
            <text:p text:style-name="P36">POST</text:p>
          </table:table-cell>
          <table:table-cell table:style-name="Users.A1" office:value-type="string">
            <text:p text:style-name="P39">user_name</text:p>
            <text:p text:style-name="P39">password</text:p>
            <text:p text:style-name="Table_20_Contents"/>
            <text:p text:style-name="P40">Non</text:p>
          </table:table-cell>
          <table:table-cell table:style-name="Users.A1" office:value-type="string">
            <text:p text:style-name="P36">A partir d‘un pseudo et d’un mot de passe, fournit un jeton d’authentification à utiliser par la suite</text:p>
            <text:p text:style-name="P17">Cas d’erreur :</text:p>
            <text:list xml:id="list124627906803748" text:continue-list="list124626104077177" text:style-name="L11">
              <text:list-item>
                <text:p text:style-name="P14">Missing JSON in reques<text:span text:style-name="T21">t,</text:span> 400</text:p>
              </text:list-item>
              <text:list-item>
                <text:p text:style-name="P14">Missing user_name parameter 400</text:p>
              </text:list-item>
              <text:list-item>
                <text:p text:style-name="P14">Missing password parameter 400</text:p>
              </text:list-item>
              <text:list-item>
                <text:p text:style-name="P14">Bad user_name or password, 404</text:p>
              </text:list-item>
            </text:list>
            <text:p text:style-name="P17">Succès :</text:p>
            <text:list xml:id="list2692746352" text:style-name="L13">
              <text:list-item>
                <text:p text:style-name="P38"><text:span text:style-name="T27">Le jeton d’authentification</text:span><text:span text:style-name="T20">, 20</text:span><text:span text:style-name="T27">0</text:span></text:p>
              </text:list-item>
            </text:list>
          </table:table-cell>
        </table:table-row>
        <table:table-row>
          <table:table-cell table:style-name="Users.A1" office:value-type="string">
            <text:p text:style-name="P40">verify</text:p>
          </table:table-cell>
          <table:table-cell table:style-name="Users.B1" office:value-type="string">
            <text:p text:style-name="P40">GET</text:p>
          </table:table-cell>
          <table:table-cell table:style-name="Users.A1" office:value-type="string">
            <text:p text:style-name="P39">-</text:p>
            <text:p text:style-name="Table_20_Contents"/>
            <text:p text:style-name="P36">Oui</text:p>
          </table:table-cell>
          <table:table-cell table:style-name="Users.A1" office:value-type="string">
            <text:p text:style-name="P36">A partir d‘un <text:s/>jeton d’authentification <text:span text:style-name="T28">vérifie l’authentification</text:span></text:p>
            <text:p text:style-name="P17">Cas d’erreur :</text:p>
            <text:list xml:id="list124625995092967" text:continue-list="list124627906803748" text:style-name="L11">
              <text:list-item>
                <text:p text:style-name="P41">Sans objet </text:p>
              </text:list-item>
            </text:list>
            <text:p text:style-name="P17">Succès :</text:p>
            <text:list xml:id="list124627622399370" text:continue-list="list2692746352" text:style-name="L13">
              <text:list-item>
                <text:p text:style-name="P38"><text:span text:style-name="T28">Utilisateur</text:span><text:span text:style-name="T20">, 20</text:span><text:span text:style-name="T27">0</text:span></text:p>
              </text:list-item>
            </text:list>
          </table:table-cell>
        </table:table-row>
      </table:table>
      <text:p text:style-name="P78"/>
      <text:h text:style-name="P6" text:outline-level="2"><text:bookmark-start text:name="__DdeLink__252_3448217467"/>«<text:span text:style-name="T13">EMAILS</text:span><text:span text:style-name="T18">» </text:span></text:h>
      <text:p text:style-name="P8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7"><text:bookmark-start text:name="__DdeLink__257_3448217467"/>Point d’accès<text:bookmark-end text:name="__DdeLink__257_3448217467"/></text:p>
          </table:table-cell>
          <table:table-cell table:style-name="Table1.B1" office:value-type="string">
            <text:p text:style-name="P25">Méthode</text:p>
          </table:table-cell>
          <table:table-cell table:style-name="Table1.A1" office:value-type="string">
            <text:p text:style-name="P25">Paramètres / <text:span text:style-name="T24">Protection par jeton</text:span></text:p>
          </table:table-cell>
          <table:table-cell table:style-name="Table1.A1" office:value-type="string">
            <text:p text:style-name="P25">Explications</text:p>
          </table:table-cell>
        </table:table-row>
        <table:table-row table:style-name="Table1.2">
          <table:table-cell table:style-name="Table1.A2" table:number-rows-spanned="2" office:value-type="string">
            <text:p text:style-name="P47">/emails</text:p>
          </table:table-cell>
          <table:table-cell table:style-name="Table1.B1" office:value-type="string">
            <text:p text:style-name="P19"><text:bookmark-start text:name="__DdeLink__209_34482174671"/>POST<text:bookmark-end text:name="__DdeLink__209_34482174671"/></text:p>
          </table:table-cell>
          <table:table-cell table:style-name="Table1.A1" office:value-type="string">
            <text:p text:style-name="P46"><text:bookmark-start text:name="__DdeLink__247_3448217467"/>email_value</text:p>
            <text:p text:style-name="P47">code</text:p>
            <text:p text:style-name="P46"/>
            <text:p text:style-name="P33">Non<text:bookmark-end text:name="__DdeLink__247_3448217467"/></text:p>
          </table:table-cell>
          <table:table-cell table:style-name="Table1.A1" office:value-type="string">
            <text:p text:style-name="P19"><text:span text:style-name="T21">Insère</text:span> <text:span text:style-name="T22">u</text:span>n compte utilisateur dans la base.</text:p>
            <text:p text:style-name="P19">Cas d’erreur :</text:p>
            <text:list xml:id="list124626219451609" text:continue-list="list124625995092967" text:style-name="L11">
              <text:list-item>
                <text:p text:style-name="P49">Sans objet</text:p>
              </text:list-item>
            </text:list>
            <text:p text:style-name="P19">Succès :</text:p>
            <text:list xml:id="list2767530967" text:style-name="L14">
              <text:list-item>
                <text:p text:style-name="P18"><text:bookmark-start text:name="__DdeLink__245_3448217467"/><text:span text:style-name="T29">{</text:span>'msg': 'Email was added or updated'<text:span text:style-name="T29">}, 201</text:span><text:bookmark-end text:name="__DdeLink__245_3448217467"/></text:p>
              </text:list-item>
            </text:list>
          </table:table-cell>
        </table:table-row>
        <table:table-row>
          <table:covered-table-cell/>
          <table:table-cell table:style-name="Table1.B1" office:value-type="string">
            <text:p text:style-name="P42">GET</text:p>
          </table:table-cell>
          <table:table-cell table:style-name="Table1.A1" office:value-type="string">
            <text:p text:style-name="P46">email_value</text:p>
            <text:p text:style-name="P47">code</text:p>
            <text:p text:style-name="P46"/>
            <text:p text:style-name="P33">Non</text:p>
          </table:table-cell>
          <table:table-cell table:style-name="Table1.A1" office:value-type="string">
            <text:p text:style-name="P37">A partir d‘un <text:s/>jeton d’authentification <text:span text:style-name="T28">vérifie l’authentification</text:span></text:p>
            <text:p text:style-name="P19">Cas d’erreur :</text:p>
            <text:list xml:id="list124626425432390" text:continue-numbering="true" text:style-name="L14">
              <text:list-item>
                <text:p text:style-name="P18"><text:span text:style-name="T29">{‘msg’, ‘</text:span>Email {email_value} does not exists’<text:span text:style-name="T29">}, 404</text:span></text:p>
              </text:list-item>
              <text:list-item>
                <text:p text:style-name="P18"><text:span text:style-name="T29">{</text:span>'msg': 'Code is incorrect'<text:span text:style-name="T29">}, 401</text:span></text:p>
              </text:list-item>
            </text:list>
            <text:p text:style-name="P19">Succès :</text:p>
            <text:list xml:id="list469890956" text:style-name="L15">
              <text:list-item>
                <text:p text:style-name="P20"><text:soft-page-break/><text:span text:style-name="T29">{</text:span>'msg': 'Email is correct'<text:span text:style-name="T29">}, 200</text:span></text:p>
              </text:list-item>
            </text:list>
          </table:table-cell>
        </table:table-row>
      </table:table>
      <text:p text:style-name="P82"/>
      <text:h text:style-name="P7" text:outline-level="2">«<text:span text:style-name="T14">PLAYERS</text:span><text:span text:style-name="T18">» </text:span></text:h>
      <text:p text:style-name="P8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7">Point d’accès</text:p>
          </table:table-cell>
          <table:table-cell table:style-name="Table2.B1" office:value-type="string">
            <text:p text:style-name="P26">Méthode</text:p>
          </table:table-cell>
          <table:table-cell table:style-name="Table2.A1" office:value-type="string">
            <text:p text:style-name="P26">Paramètres / <text:span text:style-name="T24">Protection par jeton</text:span></text:p>
          </table:table-cell>
          <table:table-cell table:style-name="Table2.A1" office:value-type="string">
            <text:p text:style-name="P26">Explications</text:p>
          </table:table-cell>
        </table:table-row>
        <table:table-row table:style-name="Table2.2">
          <table:table-cell table:style-name="Table2.A2" office:value-type="string">
            <text:p text:style-name="P48">/player_identifiers/&lt;pseudo&gt;</text:p>
          </table:table-cell>
          <table:table-cell table:style-name="Table2.B1" office:value-type="string">
            <text:p text:style-name="P43"><text:bookmark-start text:name="__DdeLink__209_344821746711"/>GET<text:bookmark-end text:name="__DdeLink__209_344821746711"/></text:p>
          </table:table-cell>
          <table:table-cell table:style-name="Table2.B1" office:value-type="string">
            <text:p text:style-name="P48">-<text:bookmark-start text:name="__DdeLink__247_34482174671"/></text:p>
            <text:p text:style-name="P55"/>
            <text:p text:style-name="P34">Non<text:bookmark-end text:name="__DdeLink__247_34482174671"/></text:p>
          </table:table-cell>
          <table:table-cell table:style-name="Table2.B1" office:value-type="string">
            <text:p text:style-name="P56">Fournit le numéro (l’<text:bookmark-start text:name="__DdeLink__262_3448217467"/>identifiant numérique<text:bookmark-end text:name="__DdeLink__262_3448217467"/>) d’un joueur à partir de son pseudo</text:p>
            <text:p text:style-name="P22">Cas d’erreur :</text:p>
            <text:list xml:id="list124626516071294" text:continue-list="list124626219451609" text:style-name="L11">
              <text:list-item>
                <text:p text:style-name="P50">Sans objet</text:p>
              </text:list-item>
            </text:list>
            <text:p text:style-name="P22">Succès :</text:p>
            <text:list xml:id="list2960511282" text:style-name="L16">
              <text:list-item>
                <text:p text:style-name="P21"><text:span text:style-name="T31">« identifiant numérique »</text:span><text:bookmark-start text:name="__DdeLink__245_34482174671"/><text:span text:style-name="T29">, 20</text:span><text:bookmark-end text:name="__DdeLink__245_34482174671"/><text:span text:style-name="T31">0</text:span></text:p>
              </text:list-item>
            </text:list>
          </table:table-cell>
        </table:table-row>
        <table:table-row table:style-name="Table2.2">
          <table:table-cell table:style-name="Table2.A2" table:number-rows-spanned="3" office:value-type="string">
            <text:p text:style-name="P48">/playe<text:span text:style-name="T31">rs</text:span>/&lt;pseudo&gt;</text:p>
          </table:table-cell>
          <table:table-cell table:style-name="Table2.B1" office:value-type="string">
            <text:p text:style-name="P43"><text:bookmark-start text:name="__DdeLink__209_3448217467111"/>GET<text:bookmark-end text:name="__DdeLink__209_3448217467111"/></text:p>
          </table:table-cell>
          <table:table-cell table:style-name="Table2.B1" office:value-type="string">
            <text:p text:style-name="P48">-<text:bookmark-start text:name="__DdeLink__247_344821746711"/></text:p>
            <text:p text:style-name="P55"/>
            <text:p text:style-name="P56"><text:bookmark-end text:name="__DdeLink__247_344821746711"/>Oui</text:p>
          </table:table-cell>
          <table:table-cell table:style-name="Table2.B1" office:value-type="string">
            <text:p text:style-name="P57"><text:span text:style-name="T31">Fournit les informations relatives à un joueur à partir de son pseudo</text:span></text:p>
            <text:p text:style-name="P22">Cas d’erreur :</text:p>
            <text:list xml:id="list124627696450237" text:continue-list="list124626516071294" text:style-name="L11">
              <text:list-item>
                <text:p text:style-name="P50">‘Not allowed for retrieve!:{message} ‘, <text:span text:style-name="T31">400</text:span></text:p>
              </text:list-item>
              <text:list-item>
                <text:p text:style-name="P51">‘Player {pseudo} doesn't exist‘, <text:span text:style-name="T31">40</text:span><text:span text:style-name="T32">4</text:span></text:p>
              </text:list-item>
            </text:list>
            <text:p text:style-name="P22">Succès :</text:p>
            <text:list xml:id="list124626934022130" text:continue-list="list2960511282" text:style-name="L16">
              <text:list-item>
                <text:p text:style-name="P58"><text:span text:style-name="T31">« dictionnaire des informations relatives au joueur »</text:span><text:bookmark-start text:name="__DdeLink__245_344821746711"/><text:span text:style-name="T29">, 20</text:span><text:bookmark-end text:name="__DdeLink__245_344821746711"/><text:span text:style-name="T31">0</text:span></text:p>
              </text:list-item>
            </text:list>
          </table:table-cell>
        </table:table-row>
        <table:table-row table:style-name="Table2.2">
          <table:covered-table-cell/>
          <table:table-cell table:style-name="Table2.B1" office:value-type="string">
            <text:p text:style-name="P56"><text:bookmark-start text:name="__DdeLink__209_34482174671111"/>P<text:bookmark-end text:name="__DdeLink__209_34482174671111"/>UT</text:p>
          </table:table-cell>
          <table:table-cell table:style-name="Table2.B1" office:value-type="string">
            <text:p text:style-name="P48"><text:span text:style-name="T32">p</text:span>seudo</text:p>
            <text:p text:style-name="P48">password<text:bookmark-start text:name="__DdeLink__247_3448217467111"/></text:p>
            <text:p text:style-name="P55">email</text:p>
            <text:p text:style-name="P55">email_confirmed</text:p>
            <text:p text:style-name="P55">telephone</text:p>
            <text:p text:style-name="P55">replace</text:p>
            <text:p text:style-name="P55">first_name</text:p>
            <text:p text:style-name="P55">family_name</text:p>
            <text:p text:style-name="P55">country</text:p>
            <text:p text:style-name="P55">time_zone</text:p>
            <text:p text:style-name="P55"/>
            <text:p text:style-name="P56"><text:bookmark-end text:name="__DdeLink__247_3448217467111"/>Oui</text:p>
          </table:table-cell>
          <table:table-cell table:style-name="Table2.B1" office:value-type="string">
            <text:p text:style-name="P57"><text:bookmark-start text:name="__DdeLink__295_3448217467"/><text:span text:style-name="T32">Met à jour</text:span><text:span text:style-name="T31"> les informations relatives à un joueur à partir de son pseudo</text:span><text:bookmark-end text:name="__DdeLink__295_3448217467"/></text:p>
            <text:p text:style-name="P60">Le changement de mot de passe est exclusif du changement d’une autre information</text:p>
            <text:p text:style-name="P59"/>
            <text:p text:style-name="P22"><text:bookmark-start text:name="__DdeLink__303_3448217467"/>Cas d’erreur :</text:p>
            <text:list xml:id="list124627064067571" text:continue-list="list124627696450237" text:style-name="L11">
              <text:list-item>
                <text:p text:style-name="P51"><text:bookmark-start text:name="__DdeLink__282_3448217467"/><text:bookmark-start text:name="__DdeLink__287_3448217467"/>‘Not allowed for retrieve!:{message} ‘, <text:span text:style-name="T31">400</text:span><text:bookmark-end text:name="__DdeLink__282_3448217467"/><text:bookmark-end text:name="__DdeLink__287_3448217467"/></text:p>
              </text:list-item>
              <text:list-item>
                <text:p text:style-name="P51"><text:bookmark-start text:name="__DdeLink__285_3448217467"/><text:bookmark-start text:name="__DdeLink__311_3448217467"/><text:bookmark-start text:name="__DdeLink__291_3448217467"/>‘User modification failed!:{message} ‘, <text:span text:style-name="T31">400 </text:span><text:span text:style-name="T32">(mise à jour de mot de passe)</text:span><text:bookmark-end text:name="__DdeLink__311_3448217467"/><text:bookmark-end text:name="__DdeLink__291_3448217467"/></text:p>
              </text:list-item>
              <text:list-item>
                <text:p text:style-name="P44"><text:span text:style-name="T30">‘Not allowed for </text:span><text:span text:style-name="T33">update</text:span><text:span text:style-name="T30">!:{message} ‘, </text:span><text:span text:style-name="T31">400</text:span></text:p>
              </text:list-item>
              <text:list-item>
                <text:p text:style-name="P52">‘Player {pseudo} does not exist ‘, <text:span text:style-name="T31">40</text:span><text:span text:style-name="T33">4</text:span></text:p>
              </text:list-item>
              <text:list-item>
                <text:p text:style-name="P44"><text:span text:style-name="T30">‘Failed to store email code!:{message} ‘, </text:span><text:span text:style-name="T31">400 </text:span><text:span text:style-name="T32">(mise à jour d</text:span><text:span text:style-name="T33">e l’adresse mail</text:span><text:span text:style-name="T32">)</text:span></text:p>
              </text:list-item>
            </text:list>
            <text:p text:style-name="P22"><text:bookmark-end text:name="__DdeLink__285_3448217467"/>Succès :</text:p>
            <text:list xml:id="list124626467551059" text:continue-list="list124626934022130" text:style-name="L16">
              <text:list-item>
                <text:p text:style-name="P54"><text:bookmark-start text:name="__DdeLink__289_3448217467"/><text:bookmark-start text:name="__DdeLink__293_3448217467"/>‘Ok updated ‘, <text:span text:style-name="T33">2</text:span><text:span text:style-name="T31">00 </text:span><text:span text:style-name="T32">(mise à jour de mot de passe)</text:span><text:bookmark-end text:name="__DdeLink__289_3448217467"/><text:bookmark-end text:name="__DdeLink__293_3448217467"/></text:p>
              </text:list-item>
              <text:list-item>
                <text:p text:style-name="P54">‘<text:span text:style-name="T33">Ok</text:span> but no change ! ‘, <text:span text:style-name="T33">2</text:span><text:span text:style-name="T31">00 </text:span><text:span text:style-name="T32">(mise à jour de mot de passe)</text:span></text:p>
              </text:list-item>
              <text:list-item>
                <text:p text:style-name="P54">‘Ok updated ‘, <text:span text:style-name="T33">2</text:span><text:span text:style-name="T31">00</text:span><text:bookmark-end text:name="__DdeLink__303_3448217467"/></text:p>
              </text:list-item>
            </text:list>
          </table:table-cell>
        </table:table-row>
        <table:table-row table:style-name="Table2.2">
          <table:covered-table-cell/>
          <table:table-cell table:style-name="Table2.B1" office:value-type="string">
            <text:p text:style-name="P61">DELETE</text:p>
          </table:table-cell>
          <table:table-cell table:style-name="Table2.A1" office:value-type="string">
            <text:p text:style-name="P48">-</text:p>
            <text:p text:style-name="P48"/>
            <text:p text:style-name="P61">Oui</text:p>
          </table:table-cell>
          <table:table-cell table:style-name="Table2.A1" office:value-type="string">
            <text:p text:style-name="P62"><text:span text:style-name="T34">Suppression d’</text:span><text:span text:style-name="T31">un joueur à partir de son pseudo</text:span></text:p>
            <text:p text:style-name="P23">Cas d’erreur :</text:p>
            <text:list xml:id="list124626244103707" text:continue-list="list124627064067571" text:style-name="L11">
              <text:list-item>
                <text:p text:style-name="P45"><text:bookmark-start text:name="__DdeLink__285_34482174671"/><text:span text:style-name="T30">‘Player {pseudo} does not exist ‘, </text:span><text:span text:style-name="T31">40</text:span><text:span text:style-name="T33">4</text:span></text:p>
              </text:list-item>
              <text:list-item>
                <text:p text:style-name="P45"><text:bookmark-start text:name="__DdeLink__313_3448217467"/><text:bookmark-start text:name="__DdeLink__315_3448217467"/><text:span text:style-name="T30">‘</text:span><text:span text:style-name="T35">Allocation check</text:span><text:span text:style-name="T30"> failed!:{message} ‘, </text:span><text:span text:style-name="T31">400 </text:span></text:p>
              </text:list-item>
              <text:list-item>
                <text:p text:style-name="P45"><text:bookmark-end text:name="__DdeLink__315_3448217467"/><text:span text:style-name="T30">‘Utilisateur encore dans une partie ‘, </text:span><text:soft-page-break/><text:span text:style-name="T31">400 </text:span><text:bookmark-end text:name="__DdeLink__285_34482174671"/><text:bookmark-end text:name="__DdeLink__313_3448217467"/></text:p>
              </text:list-item>
              <text:list-item>
                <text:p text:style-name="P45"><text:span text:style-name="T30">‘User </text:span><text:span text:style-name="T34">removal</text:span><text:span text:style-name="T30"> failed!:{message} ‘, </text:span><text:span text:style-name="T31">400 </text:span></text:p>
              </text:list-item>
            </text:list>
            <text:p text:style-name="P23">Succès :</text:p>
            <text:list xml:id="list2095865131" text:style-name="L20">
              <text:list-item>
                <text:p text:style-name="P63"><text:span text:style-name="T30">‘Ok </text:span><text:span text:style-name="T34">removed</text:span><text:span text:style-name="T30">‘, </text:span><text:span text:style-name="T33">2</text:span><text:span text:style-name="T31">00</text:span></text:p>
              </text:list-item>
            </text:list>
          </table:table-cell>
        </table:table-row>
      </table:table>
      <text:p text:style-name="P84"/>
      <text:p text:style-name="P76"><text:bookmark-end text:name="__DdeLink__233_3448217467"/><text:bookmark-end text:name="__DdeLink__252_3448217467"/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2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1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8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70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4T20:38:37.000511171</meta:creation-date>
    <dc:date>2020-10-17T12:46:25.653984845</dc:date>
    <meta:editing-duration>PT2H40M57S</meta:editing-duration>
    <meta:editing-cycles>39</meta:editing-cycles>
    <meta:generator>LibreOffice/6.4.6.2$Linux_X86_64 LibreOffice_project/40$Build-2</meta:generator>
    <meta:document-statistic meta:table-count="3" meta:image-count="0" meta:object-count="0" meta:page-count="6" meta:paragraph-count="207" meta:word-count="1239" meta:character-count="7073" meta:non-whitespace-character-count="6105"/>
  </office:meta>
</office:document-meta>
</file>